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4fb20e" officeooo:paragraph-rsid="004fb20e"/>
    </style:style>
    <style:style style:name="P2" style:family="paragraph" style:parent-style-name="Standard">
      <style:text-properties fo:font-weight="normal" officeooo:rsid="001c8c27" officeooo:paragraph-rsid="001c8c27" style:font-weight-asian="normal" style:font-weight-complex="normal"/>
    </style:style>
    <style:style style:name="P3" style:family="paragraph" style:parent-style-name="Standard">
      <style:text-properties fo:font-weight="normal" officeooo:rsid="003151a5" officeooo:paragraph-rsid="004e3699" style:font-weight-asian="normal" style:font-weight-complex="normal"/>
    </style:style>
    <style:style style:name="P4" style:family="paragraph" style:parent-style-name="Standard">
      <style:text-properties fo:font-weight="normal" officeooo:rsid="003151a5" officeooo:paragraph-rsid="00302ac5" style:font-weight-asian="normal" style:font-weight-complex="normal"/>
    </style:style>
    <style:style style:name="P5" style:family="paragraph" style:parent-style-name="Standard">
      <style:text-properties fo:font-weight="normal" officeooo:rsid="004da9a4" officeooo:paragraph-rsid="004da9a4" style:font-weight-asian="normal" style:font-weight-complex="normal"/>
    </style:style>
    <style:style style:name="P6" style:family="paragraph" style:parent-style-name="Standard">
      <style:text-properties officeooo:rsid="002f2367" officeooo:paragraph-rsid="002f2367"/>
    </style:style>
    <style:style style:name="P7" style:family="paragraph" style:parent-style-name="Standard">
      <style:text-properties officeooo:rsid="00302ac5" officeooo:paragraph-rsid="00302ac5"/>
    </style:style>
    <style:style style:name="P8" style:family="paragraph" style:parent-style-name="Standard">
      <style:text-properties officeooo:rsid="0038a7be" officeooo:paragraph-rsid="0038a7be"/>
    </style:style>
    <style:style style:name="P9" style:family="paragraph" style:parent-style-name="Standard">
      <style:text-properties officeooo:paragraph-rsid="001c8c27"/>
    </style:style>
    <style:style style:name="P10" style:family="paragraph" style:parent-style-name="Standard">
      <style:text-properties officeooo:rsid="004da9a4" officeooo:paragraph-rsid="004da9a4"/>
    </style:style>
    <style:style style:name="P11" style:family="paragraph" style:parent-style-name="Heading">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12" style:family="paragraph" style:parent-style-name="Standard">
      <style:paragraph-properties fo:break-before="page"/>
      <style:text-properties fo:font-weight="normal" officeooo:rsid="001c8c27" officeooo:paragraph-rsid="001c8c27" style:font-weight-asian="normal" style:font-weight-complex="normal"/>
    </style:style>
    <style:style style:name="P13" style:family="paragraph" style:parent-style-name="Standard" style:list-style-name="L1"/>
    <style:style style:name="P14" style:family="paragraph" style:parent-style-name="Standard" style:list-style-name="L1">
      <style:text-properties officeooo:paragraph-rsid="001c84d1"/>
    </style:style>
    <style:style style:name="P15" style:family="paragraph" style:parent-style-name="Standard" style:list-style-name="L1">
      <style:text-properties officeooo:paragraph-rsid="004192c8"/>
    </style:style>
    <style:style style:name="P16" style:family="paragraph" style:parent-style-name="Standard" style:list-style-name="L1">
      <style:text-properties officeooo:paragraph-rsid="00282dac"/>
    </style:style>
    <style:style style:name="P17" style:family="paragraph" style:parent-style-name="Standard" style:list-style-name="L1">
      <style:text-properties fo:font-weight="bold" officeooo:rsid="004192c8" officeooo:paragraph-rsid="0041d419" style:font-weight-asian="bold" style:font-weight-complex="bold"/>
    </style:style>
    <style:style style:name="P18" style:family="paragraph" style:parent-style-name="Standard" style:list-style-name="L5">
      <style:text-properties fo:font-weight="bold" officeooo:rsid="004192c8" officeooo:paragraph-rsid="004192c8" style:font-weight-asian="bold" style:font-weight-complex="bold"/>
    </style:style>
    <style:style style:name="P19" style:family="paragraph" style:parent-style-name="Standard" style:list-style-name="L6">
      <style:text-properties fo:font-weight="bold" officeooo:rsid="004192c8" officeooo:paragraph-rsid="00565a9f" style:font-weight-asian="bold" style:font-weight-complex="bold"/>
    </style:style>
    <style:style style:name="P20" style:family="paragraph" style:parent-style-name="Standard" style:list-style-name="L1">
      <style:text-properties fo:font-weight="bold" officeooo:rsid="001c84d1" officeooo:paragraph-rsid="001c84d1" style:font-weight-asian="bold" style:font-weight-complex="bold"/>
    </style:style>
    <style:style style:name="P21" style:family="paragraph" style:parent-style-name="Standard" style:list-style-name="L1">
      <style:text-properties fo:font-weight="bold" officeooo:rsid="0041d419" officeooo:paragraph-rsid="0041d419" style:font-weight-asian="bold" style:font-weight-complex="bold"/>
    </style:style>
    <style:style style:name="P22" style:family="paragraph" style:parent-style-name="Standard" style:list-style-name="L1">
      <style:text-properties fo:font-weight="bold" officeooo:rsid="001c8c27" officeooo:paragraph-rsid="001c8c27" style:font-weight-asian="bold" style:font-weight-complex="bold"/>
    </style:style>
    <style:style style:name="P23" style:family="paragraph" style:parent-style-name="Standard" style:list-style-name="L1">
      <style:text-properties fo:font-weight="bold" officeooo:rsid="00282dac" officeooo:paragraph-rsid="00282dac" style:font-weight-asian="bold" style:font-weight-complex="bold"/>
    </style:style>
    <style:style style:name="P24" style:family="paragraph" style:parent-style-name="Standard" style:list-style-name="L4">
      <style:text-properties fo:font-weight="bold" officeooo:rsid="002b8104" officeooo:paragraph-rsid="002b8104" style:font-weight-asian="bold" style:font-weight-complex="bold"/>
    </style:style>
    <style:style style:name="P25" style:family="paragraph" style:parent-style-name="Standard" style:list-style-name="L4">
      <style:text-properties fo:font-weight="bold" officeooo:rsid="002b8104" officeooo:paragraph-rsid="00389625" style:font-weight-asian="bold" style:font-weight-complex="bold"/>
    </style:style>
    <style:style style:name="P26" style:family="paragraph" style:parent-style-name="Standard" style:list-style-name="L4">
      <style:text-properties fo:font-weight="bold" officeooo:rsid="00389625" officeooo:paragraph-rsid="00389625" style:font-weight-asian="bold" style:font-weight-complex="bold"/>
    </style:style>
    <style:style style:name="P27" style:family="paragraph" style:parent-style-name="Standard" style:list-style-name="L4">
      <style:text-properties fo:font-weight="bold" officeooo:rsid="002bc29a" officeooo:paragraph-rsid="002bc29a" style:font-weight-asian="bold" style:font-weight-complex="bold"/>
    </style:style>
    <style:style style:name="P28" style:family="paragraph" style:parent-style-name="Standard" style:list-style-name="L5">
      <style:text-properties fo:font-weight="bold" officeooo:rsid="0055b710" officeooo:paragraph-rsid="0055b710" style:font-weight-asian="bold" style:font-weight-complex="bold"/>
    </style:style>
    <style:style style:name="P29" style:family="paragraph" style:parent-style-name="Standard" style:list-style-name="L5">
      <style:text-properties fo:font-weight="bold" officeooo:rsid="0056bf76" officeooo:paragraph-rsid="0056bf76" style:font-weight-asian="bold" style:font-weight-complex="bold"/>
    </style:style>
    <style:style style:name="P30" style:family="paragraph" style:parent-style-name="Standard" style:list-style-name="L1">
      <style:text-properties fo:font-weight="normal" officeooo:rsid="0041d419" officeooo:paragraph-rsid="0047ef19" style:font-weight-asian="normal" style:font-weight-complex="normal"/>
    </style:style>
    <style:style style:name="P31" style:family="paragraph" style:parent-style-name="Standard" style:list-style-name="L1">
      <style:text-properties fo:font-weight="normal" officeooo:rsid="0047ef19" officeooo:paragraph-rsid="0047ef19" style:font-weight-asian="normal" style:font-weight-complex="normal"/>
    </style:style>
    <style:style style:name="P32" style:family="paragraph" style:parent-style-name="Standard" style:list-style-name="L5">
      <style:text-properties fo:font-weight="normal" officeooo:rsid="0047ef19" officeooo:paragraph-rsid="0056bf76" style:font-weight-asian="normal" style:font-weight-complex="normal"/>
    </style:style>
    <style:style style:name="P33" style:family="paragraph" style:parent-style-name="Standard" style:list-style-name="L1">
      <style:text-properties fo:font-weight="normal" officeooo:rsid="00465cf3" officeooo:paragraph-rsid="00465cf3" style:font-weight-asian="normal" style:font-weight-complex="normal"/>
    </style:style>
    <style:style style:name="P34" style:family="paragraph" style:parent-style-name="Standard" style:list-style-name="L4">
      <style:text-properties fo:font-weight="normal" officeooo:rsid="00465cf3" officeooo:paragraph-rsid="00465cf3" style:font-weight-asian="normal" style:font-weight-complex="normal"/>
    </style:style>
    <style:style style:name="P35" style:family="paragraph" style:parent-style-name="Standard" style:list-style-name="L1">
      <style:text-properties fo:font-weight="normal" officeooo:rsid="00443354" officeooo:paragraph-rsid="00443354" style:font-weight-asian="normal" style:font-weight-complex="normal"/>
    </style:style>
    <style:style style:name="P36" style:family="paragraph" style:parent-style-name="Standard" style:list-style-name="L1">
      <style:text-properties fo:font-weight="normal" officeooo:rsid="0045b750" officeooo:paragraph-rsid="0045b750" style:font-weight-asian="normal" style:font-weight-complex="normal"/>
    </style:style>
    <style:style style:name="P37" style:family="paragraph" style:parent-style-name="Standard" style:list-style-name="L1">
      <style:text-properties fo:font-weight="normal" officeooo:rsid="001c8c27" officeooo:paragraph-rsid="001c8c27" style:font-weight-asian="normal" style:font-weight-complex="normal"/>
    </style:style>
    <style:style style:name="P38" style:family="paragraph" style:parent-style-name="Standard" style:list-style-name="L1">
      <style:text-properties fo:font-weight="normal" officeooo:rsid="001c8c27" officeooo:paragraph-rsid="004192c8" style:font-weight-asian="normal" style:font-weight-complex="normal"/>
    </style:style>
    <style:style style:name="P39" style:family="paragraph" style:parent-style-name="Standard" style:list-style-name="L2">
      <style:text-properties fo:font-weight="normal" officeooo:rsid="00282dac" officeooo:paragraph-rsid="00282dac" style:font-weight-asian="normal" style:font-weight-complex="normal"/>
    </style:style>
    <style:style style:name="P40" style:family="paragraph" style:parent-style-name="Standard" style:list-style-name="L2">
      <style:text-properties fo:font-weight="normal" officeooo:rsid="00463818" officeooo:paragraph-rsid="00463818" style:font-weight-asian="normal" style:font-weight-complex="normal"/>
    </style:style>
    <style:style style:name="P41" style:family="paragraph" style:parent-style-name="Standard" style:list-style-name="L2">
      <style:text-properties fo:font-weight="normal" officeooo:rsid="0029f27c" officeooo:paragraph-rsid="0029f27c" style:font-weight-asian="normal" style:font-weight-complex="normal"/>
    </style:style>
    <style:style style:name="P42" style:family="paragraph" style:parent-style-name="Standard" style:list-style-name="L3">
      <style:text-properties fo:font-weight="normal" officeooo:rsid="0029f27c" officeooo:paragraph-rsid="0029f27c" style:font-weight-asian="normal" style:font-weight-complex="normal"/>
    </style:style>
    <style:style style:name="P43" style:family="paragraph" style:parent-style-name="Standard" style:list-style-name="L4">
      <style:text-properties fo:font-weight="normal" officeooo:rsid="002b8104" officeooo:paragraph-rsid="003a76ad" style:font-weight-asian="normal" style:font-weight-complex="normal"/>
    </style:style>
    <style:style style:name="P44" style:family="paragraph" style:parent-style-name="Standard" style:list-style-name="L4">
      <style:text-properties fo:font-weight="normal" officeooo:rsid="002b8104" officeooo:paragraph-rsid="002b8104" style:font-weight-asian="normal" style:font-weight-complex="normal"/>
    </style:style>
    <style:style style:name="P45" style:family="paragraph" style:parent-style-name="Standard" style:list-style-name="L4">
      <style:text-properties fo:font-weight="normal" officeooo:rsid="002bc29a" officeooo:paragraph-rsid="002bc29a" style:font-weight-asian="normal" style:font-weight-complex="normal"/>
    </style:style>
    <style:style style:name="P46" style:family="paragraph" style:parent-style-name="Standard" style:list-style-name="L5">
      <style:text-properties fo:font-weight="normal" officeooo:rsid="002175fd" officeooo:paragraph-rsid="0056bf76" style:font-weight-asian="normal" style:font-weight-complex="normal"/>
    </style:style>
    <style:style style:name="P47" style:family="paragraph" style:parent-style-name="Standard" style:list-style-name="L6">
      <style:text-properties fo:font-weight="normal" officeooo:rsid="00235f38" officeooo:paragraph-rsid="00565a9f" style:font-weight-asian="normal" style:font-weight-complex="normal"/>
    </style:style>
    <style:style style:name="P48" style:family="paragraph" style:parent-style-name="Standard" style:list-style-name="L5">
      <style:text-properties fo:font-weight="normal" officeooo:rsid="00235f38" officeooo:paragraph-rsid="0056bf76" style:font-weight-asian="normal" style:font-weight-complex="normal"/>
    </style:style>
    <style:style style:name="P49" style:family="paragraph" style:parent-style-name="Standard" style:list-style-name="L9">
      <style:text-properties fo:font-weight="normal" officeooo:rsid="004da9a4" officeooo:paragraph-rsid="004da9a4" style:font-weight-asian="normal" style:font-weight-complex="normal"/>
    </style:style>
    <style:style style:name="P50" style:family="paragraph" style:parent-style-name="Standard" style:list-style-name="L6">
      <style:text-properties fo:font-weight="normal" officeooo:rsid="0032fd73" officeooo:paragraph-rsid="004e3699" style:font-weight-asian="normal" style:font-weight-complex="normal"/>
    </style:style>
    <style:style style:name="P51" style:family="paragraph" style:parent-style-name="Standard" style:list-style-name="L6">
      <style:text-properties fo:font-weight="normal" officeooo:rsid="003151a5" officeooo:paragraph-rsid="004e3699" style:font-weight-asian="normal" style:font-weight-complex="normal"/>
    </style:style>
    <style:style style:name="P52" style:family="paragraph" style:parent-style-name="Standard" style:list-style-name="L2">
      <style:text-properties officeooo:paragraph-rsid="00282dac"/>
    </style:style>
    <style:style style:name="P53" style:family="paragraph" style:parent-style-name="Standard" style:list-style-name="L4">
      <style:text-properties officeooo:paragraph-rsid="002b8104"/>
    </style:style>
    <style:style style:name="P54" style:family="paragraph" style:parent-style-name="Standard" style:list-style-name="L4">
      <style:text-properties officeooo:paragraph-rsid="003a76ad"/>
    </style:style>
    <style:style style:name="P55" style:family="paragraph" style:parent-style-name="Standard" style:list-style-name="L5">
      <style:text-properties officeooo:paragraph-rsid="0056bf76"/>
    </style:style>
    <style:style style:name="P56" style:family="paragraph" style:parent-style-name="Standard" style:list-style-name="L6">
      <style:text-properties officeooo:paragraph-rsid="004b533b"/>
    </style:style>
    <style:style style:name="P57" style:family="paragraph" style:parent-style-name="Standard" style:list-style-name="L6">
      <style:text-properties officeooo:paragraph-rsid="004da9a4"/>
    </style:style>
    <style:style style:name="P58" style:family="paragraph" style:parent-style-name="Standard" style:list-style-name="L6">
      <style:text-properties officeooo:paragraph-rsid="004e3699"/>
    </style:style>
    <style:style style:name="P59" style:family="paragraph" style:parent-style-name="Standard" style:list-style-name="L5">
      <style:text-properties officeooo:rsid="002175fd" officeooo:paragraph-rsid="0056bf76"/>
    </style:style>
    <style:style style:name="P60" style:family="paragraph" style:parent-style-name="Standard" style:list-style-name="L5">
      <style:text-properties style:use-window-font-color="true" officeooo:rsid="0021f2a0" officeooo:paragraph-rsid="0056bf76"/>
    </style:style>
    <style:style style:name="P61" style:family="paragraph" style:parent-style-name="Standard" style:list-style-name="L5">
      <style:text-properties officeooo:rsid="002201f7" officeooo:paragraph-rsid="0056bf76"/>
    </style:style>
    <style:style style:name="P62" style:family="paragraph" style:parent-style-name="Standard" style:list-style-name="L5">
      <style:text-properties officeooo:rsid="00235f38" officeooo:paragraph-rsid="0056bf76"/>
    </style:style>
    <style:style style:name="P63" style:family="paragraph" style:parent-style-name="Standard" style:list-style-name="L6">
      <style:text-properties officeooo:rsid="0025357f" officeooo:paragraph-rsid="002f2367"/>
    </style:style>
    <style:style style:name="P64" style:family="paragraph" style:parent-style-name="Standard" style:list-style-name="L6">
      <style:text-properties officeooo:rsid="0025357f" officeooo:paragraph-rsid="00565a9f"/>
    </style:style>
    <style:style style:name="P65" style:family="paragraph" style:parent-style-name="Standard" style:list-style-name="L6">
      <style:text-properties officeooo:rsid="002674e6" officeooo:paragraph-rsid="00565a9f"/>
    </style:style>
    <style:style style:name="P66" style:family="paragraph" style:parent-style-name="Standard" style:list-style-name="L6">
      <style:text-properties officeooo:rsid="004c678f" officeooo:paragraph-rsid="004c678f"/>
    </style:style>
    <style:style style:name="P67" style:family="paragraph" style:parent-style-name="Standard" style:list-style-name="L7">
      <style:text-properties officeooo:paragraph-rsid="002f2367"/>
    </style:style>
    <style:style style:name="P68" style:family="paragraph" style:parent-style-name="Standard" style:list-style-name="L8">
      <style:text-properties officeooo:paragraph-rsid="002f2367"/>
    </style:style>
    <style:style style:name="P69" style:family="paragraph" style:parent-style-name="Standard" style:list-style-name="L8">
      <style:text-properties officeooo:rsid="002f2367" officeooo:paragraph-rsid="002f2367"/>
    </style:style>
    <style:style style:name="P70" style:family="paragraph" style:parent-style-name="Standard" style:list-style-name="L6">
      <style:text-properties officeooo:rsid="002f2367" officeooo:paragraph-rsid="002f2367"/>
    </style:style>
    <style:style style:name="P71" style:family="paragraph" style:parent-style-name="Standard" style:list-style-name="L6">
      <style:text-properties officeooo:rsid="00302ac5" officeooo:paragraph-rsid="00302ac5"/>
    </style:style>
    <style:style style:name="P72" style:family="paragraph" style:parent-style-name="Standard" style:list-style-name="L6">
      <style:text-properties officeooo:rsid="00302ac5" officeooo:paragraph-rsid="004da9a4"/>
    </style:style>
    <style:style style:name="P73" style:family="paragraph" style:parent-style-name="Standard" style:list-style-name="L10">
      <style:text-properties officeooo:rsid="00302ac5" officeooo:paragraph-rsid="00302ac5"/>
    </style:style>
    <style:style style:name="P74" style:family="paragraph" style:parent-style-name="Standard" style:list-style-name="L6">
      <style:text-properties officeooo:rsid="00313fdd" officeooo:paragraph-rsid="004da9a4"/>
    </style:style>
    <style:style style:name="P75" style:family="paragraph" style:parent-style-name="Standard" style:list-style-name="L6">
      <style:text-properties officeooo:rsid="004da9a4" officeooo:paragraph-rsid="004da9a4"/>
    </style:style>
    <style:style style:name="P76" style:family="paragraph" style:parent-style-name="Standard" style:list-style-name="L9">
      <style:text-properties officeooo:rsid="004da9a4" officeooo:paragraph-rsid="004da9a4"/>
    </style:style>
    <style:style style:name="P77" style:family="paragraph" style:parent-style-name="Standard" style:list-style-name="L6">
      <style:text-properties officeooo:rsid="003151a5" officeooo:paragraph-rsid="004e3699"/>
    </style:style>
    <style:style style:name="P78" style:family="paragraph" style:parent-style-name="Standard" style:list-style-name="L10">
      <style:text-properties officeooo:rsid="003bb3d3" officeooo:paragraph-rsid="003bb3d3"/>
    </style:style>
    <style:style style:name="P79" style:family="paragraph" style:parent-style-name="Standard">
      <style:text-properties officeooo:paragraph-rsid="0048c8da"/>
    </style:style>
    <style:style style:name="P80" style:family="paragraph" style:parent-style-name="Standard" style:list-style-name="L6">
      <style:paragraph-properties fo:break-before="page"/>
      <style:text-properties officeooo:rsid="00313fdd" officeooo:paragraph-rsid="004da9a4"/>
    </style:style>
    <style:style style:name="T1" style:family="text">
      <style:text-properties officeooo:rsid="001c84d1"/>
    </style:style>
    <style:style style:name="T2" style:family="text">
      <style:text-properties fo:font-style="italic" style:font-style-asian="italic" style:font-style-complex="italic"/>
    </style:style>
    <style:style style:name="T3" style:family="text">
      <style:text-properties fo:font-style="italic" officeooo:rsid="002f2367" style:font-style-asian="italic" style:font-style-complex="italic"/>
    </style:style>
    <style:style style:name="T4" style:family="text">
      <style:text-properties fo:font-style="italic" fo:font-weight="normal" officeooo:rsid="00282dac" style:font-style-asian="italic" style:font-weight-asian="normal" style:font-style-complex="italic" style:font-weight-complex="normal"/>
    </style:style>
    <style:style style:name="T5" style:family="text">
      <style:text-properties fo:font-style="italic" fo:font-weight="normal" officeooo:rsid="002f2367"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1c84d1" style:font-weight-asian="bold" style:font-weight-complex="bold"/>
    </style:style>
    <style:style style:name="T8" style:family="text">
      <style:text-properties fo:font-weight="bold" officeooo:rsid="002b8104" style:font-weight-asian="bold" style:font-weight-complex="bold"/>
    </style:style>
    <style:style style:name="T9" style:family="text">
      <style:text-properties fo:font-weight="bold" officeooo:rsid="003151a5" style:font-weight-asian="bold" style:font-weight-complex="bold"/>
    </style:style>
    <style:style style:name="T10" style:family="text">
      <style:text-properties fo:font-weight="bold" officeooo:rsid="00282dac" style:font-weight-asian="bold" style:font-weight-complex="bold"/>
    </style:style>
    <style:style style:name="T11" style:family="text">
      <style:text-properties fo:font-weight="bold" officeooo:rsid="004b533b" style:font-weight-asian="bold" style:font-weight-complex="bold"/>
    </style:style>
    <style:style style:name="T12" style:family="text">
      <style:text-properties fo:font-weight="bold" officeooo:rsid="004c678f"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0459b" style:font-weight-asian="normal" style:font-weight-complex="normal"/>
    </style:style>
    <style:style style:name="T15" style:family="text">
      <style:text-properties fo:font-weight="normal" officeooo:rsid="0021f2a0" style:font-weight-asian="normal" style:font-weight-complex="normal"/>
    </style:style>
    <style:style style:name="T16" style:family="text">
      <style:text-properties fo:font-weight="normal" officeooo:rsid="002201f7" style:font-weight-asian="normal" style:font-weight-complex="normal"/>
    </style:style>
    <style:style style:name="T17" style:family="text">
      <style:text-properties fo:font-weight="normal" officeooo:rsid="0025357f" style:font-weight-asian="normal" style:font-weight-complex="normal"/>
    </style:style>
    <style:style style:name="T18" style:family="text">
      <style:text-properties fo:font-weight="normal" officeooo:rsid="00282dac" style:font-weight-asian="normal" style:font-weight-complex="normal"/>
    </style:style>
    <style:style style:name="T19" style:family="text">
      <style:text-properties fo:font-weight="normal" officeooo:rsid="0029f27c" style:font-weight-asian="normal" style:font-weight-complex="normal"/>
    </style:style>
    <style:style style:name="T20" style:family="text">
      <style:text-properties fo:font-weight="normal" officeooo:rsid="002b8104" style:font-weight-asian="normal" style:font-weight-complex="normal"/>
    </style:style>
    <style:style style:name="T21" style:family="text">
      <style:text-properties fo:font-weight="normal" officeooo:rsid="002d80b1" style:font-weight-asian="normal" style:font-weight-complex="normal"/>
    </style:style>
    <style:style style:name="T22" style:family="text">
      <style:text-properties fo:font-weight="normal" officeooo:rsid="003151a5" style:font-weight-asian="normal" style:font-weight-complex="normal"/>
    </style:style>
    <style:style style:name="T23" style:family="text">
      <style:text-properties fo:font-weight="normal" officeooo:rsid="00389625" style:font-weight-asian="normal" style:font-weight-complex="normal"/>
    </style:style>
    <style:style style:name="T24" style:family="text">
      <style:text-properties fo:font-weight="normal" officeooo:rsid="004601b1" style:font-weight-asian="normal" style:font-weight-complex="normal"/>
    </style:style>
    <style:style style:name="T25" style:family="text">
      <style:text-properties fo:font-weight="normal" officeooo:rsid="00465cf3" style:font-weight-asian="normal" style:font-weight-complex="normal"/>
    </style:style>
    <style:style style:name="T26" style:family="text">
      <style:text-properties fo:font-weight="normal" officeooo:rsid="0047ef19" style:font-weight-asian="normal" style:font-weight-complex="normal"/>
    </style:style>
    <style:style style:name="T27" style:family="text">
      <style:text-properties fo:font-weight="normal" officeooo:rsid="004b533b" style:font-weight-asian="normal" style:font-weight-complex="normal"/>
    </style:style>
    <style:style style:name="T28" style:family="text">
      <style:text-properties fo:font-weight="normal" officeooo:rsid="004c678f" style:font-weight-asian="normal" style:font-weight-complex="normal"/>
    </style:style>
    <style:style style:name="T29" style:family="text">
      <style:text-properties fo:font-weight="normal" officeooo:rsid="0041d419" style:font-weight-asian="normal" style:font-weight-complex="normal"/>
    </style:style>
    <style:style style:name="T30" style:family="text">
      <style:text-properties fo:font-weight="normal" officeooo:rsid="00565a9f" style:font-weight-asian="normal" style:font-weight-complex="normal"/>
    </style:style>
    <style:style style:name="T31" style:family="text">
      <style:text-properties fo:font-weight="normal" officeooo:rsid="0056bf76" style:font-weight-asian="normal" style:font-weight-complex="normal"/>
    </style:style>
    <style:style style:name="T32" style:family="text">
      <style:text-properties fo:font-weight="normal" officeooo:rsid="0058011b" style:font-weight-asian="normal" style:font-weight-complex="normal"/>
    </style:style>
    <style:style style:name="T33" style:family="text">
      <style:text-properties fo:font-weight="normal" officeooo:rsid="0058d38d" style:font-weight-asian="normal" style:font-weight-complex="normal"/>
    </style:style>
    <style:style style:name="T34" style:family="text">
      <style:text-properties fo:font-weight="normal" officeooo:rsid="005a0981" style:font-weight-asian="normal" style:font-weight-complex="normal"/>
    </style:style>
    <style:style style:name="T35" style:family="text">
      <style:text-properties fo:color="#c9211e"/>
    </style:style>
    <style:style style:name="T36" style:family="text">
      <style:text-properties fo:color="#c9211e" fo:font-weight="bold" style:font-weight-asian="bold" style:font-weight-complex="bold"/>
    </style:style>
    <style:style style:name="T37" style:family="text">
      <style:text-properties fo:color="#c9211e" fo:font-weight="bold" officeooo:rsid="001c84d1" style:font-weight-asian="bold" style:font-weight-complex="bold"/>
    </style:style>
    <style:style style:name="T38" style:family="text">
      <style:text-properties fo:color="#c9211e" fo:font-weight="bold" officeooo:rsid="00282dac" style:font-weight-asian="bold" style:font-weight-complex="bold"/>
    </style:style>
    <style:style style:name="T39" style:family="text">
      <style:text-properties fo:color="#c9211e" fo:font-weight="bold" officeooo:rsid="002b8104" style:font-weight-asian="bold" style:font-weight-complex="bold"/>
    </style:style>
    <style:style style:name="T40" style:family="text">
      <style:text-properties fo:color="#c9211e" fo:font-weight="bold" officeooo:rsid="002f2367" style:font-weight-asian="bold" style:font-weight-complex="bold"/>
    </style:style>
    <style:style style:name="T41" style:family="text">
      <style:text-properties fo:color="#c9211e" fo:font-weight="bold" officeooo:rsid="00389625" style:font-weight-asian="bold" style:font-weight-complex="bold"/>
    </style:style>
    <style:style style:name="T42" style:family="text">
      <style:text-properties fo:color="#c9211e" fo:font-weight="bold" officeooo:rsid="004601b1" style:font-weight-asian="bold" style:font-weight-complex="bold"/>
    </style:style>
    <style:style style:name="T43" style:family="text">
      <style:text-properties fo:color="#c9211e" fo:font-weight="bold" officeooo:rsid="0047ef19" style:font-weight-asian="bold" style:font-weight-complex="bold"/>
    </style:style>
    <style:style style:name="T44" style:family="text">
      <style:text-properties fo:color="#c9211e" fo:font-weight="bold" officeooo:rsid="0048c8da" style:font-weight-asian="bold" style:font-weight-complex="bold"/>
    </style:style>
    <style:style style:name="T45" style:family="text">
      <style:text-properties fo:color="#c9211e" fo:font-weight="bold" officeooo:rsid="004c678f" style:font-weight-asian="bold" style:font-weight-complex="bold"/>
    </style:style>
    <style:style style:name="T46" style:family="text">
      <style:text-properties fo:color="#c9211e" officeooo:rsid="0020459b"/>
    </style:style>
    <style:style style:name="T47" style:family="text">
      <style:text-properties fo:color="#c9211e" officeooo:rsid="0058011b"/>
    </style:style>
    <style:style style:name="T48" style:family="text">
      <style:text-properties fo:font-style="normal" fo:font-weight="normal" officeooo:rsid="002201f7" style:font-style-asian="normal" style:font-weight-asian="normal" style:font-style-complex="normal" style:font-weight-complex="normal"/>
    </style:style>
    <style:style style:name="T49" style:family="text">
      <style:text-properties officeooo:rsid="0025357f"/>
    </style:style>
    <style:style style:name="T50" style:family="text">
      <style:text-properties officeooo:rsid="002674e6"/>
    </style:style>
    <style:style style:name="T51" style:family="text">
      <style:text-properties officeooo:rsid="002b8104"/>
    </style:style>
    <style:style style:name="T52" style:family="text">
      <style:text-properties officeooo:rsid="002f2367"/>
    </style:style>
    <style:style style:name="T53" style:family="text">
      <style:text-properties officeooo:rsid="00302ac5"/>
    </style:style>
    <style:style style:name="T54" style:family="text">
      <style:text-properties officeooo:rsid="00389625"/>
    </style:style>
    <style:style style:name="T55" style:family="text">
      <style:text-properties fo:color="#790000" fo:font-style="normal" fo:font-weight="normal" officeooo:rsid="002201f7" style:font-style-asian="normal" style:font-weight-asian="normal" style:font-style-complex="normal" style:font-weight-complex="normal"/>
    </style:style>
    <style:style style:name="T56" style:family="text">
      <style:text-properties fo:color="#790000" officeooo:rsid="002f2367"/>
    </style:style>
    <style:style style:name="T57" style:family="text">
      <style:text-properties officeooo:rsid="004192c8"/>
    </style:style>
    <style:style style:name="T58" style:family="text">
      <style:text-properties officeooo:rsid="004601b1"/>
    </style:style>
    <style:style style:name="T59" style:family="text">
      <style:text-properties officeooo:rsid="001c8c27"/>
    </style:style>
    <style:style style:name="T60" style:family="text">
      <style:text-properties style:use-window-font-color="true"/>
    </style:style>
    <style:style style:name="T61" style:family="text">
      <style:text-properties style:use-window-font-color="true" fo:font-weight="normal" officeooo:rsid="0038a7be" style:font-weight-asian="normal" style:font-weight-complex="normal"/>
    </style:style>
    <style:style style:name="T62" style:family="text">
      <style:text-properties style:use-window-font-color="true" fo:font-weight="normal" officeooo:rsid="0047ef19" style:font-weight-asian="normal" style:font-weight-complex="normal"/>
    </style:style>
    <style:style style:name="T63" style:family="text">
      <style:text-properties style:use-window-font-color="true" officeooo:rsid="0047ef19"/>
    </style:style>
    <style:style style:name="T64" style:family="text">
      <style:text-properties style:use-window-font-color="true" officeooo:rsid="002f2367"/>
    </style:style>
    <style:style style:name="T65" style:family="text">
      <style:text-properties style:use-window-font-color="true" officeooo:rsid="004b533b"/>
    </style:style>
    <style:style style:name="T66" style:family="text">
      <style:text-properties officeooo:rsid="0048c8da"/>
    </style:style>
    <style:style style:name="T67" style:family="text">
      <style:text-properties officeooo:rsid="004a1592"/>
    </style:style>
    <style:style style:name="T68" style:family="text">
      <style:text-properties officeooo:rsid="004b533b"/>
    </style:style>
    <style:style style:name="T69" style:family="text">
      <style:text-properties officeooo:rsid="0058011b"/>
    </style:style>
    <style:style style:name="T70" style:family="text">
      <style:text-properties officeooo:rsid="0058d38d"/>
    </style:style>
    <style:style style:name="T71" style:family="text">
      <style:text-properties officeooo:rsid="005a0981"/>
    </style:style>
    <text:list-style style:name="L1">
      <text:list-level-style-bullet text:level="1" text:style-name="Bullet_20_Symbols" text:bullet-char="•">
        <style:list-level-properties text:list-level-position-and-space-mode="label-alignment">
          <style:list-level-label-alignment text:label-followed-by="listtab" text:list-tab-stop-position="0.5882in" fo:text-indent="-0.25in" fo:margin-left="0.5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82in" fo:text-indent="-0.25in" fo:margin-left="0.8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82in" fo:text-indent="-0.25in" fo:margin-left="1.0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82in" fo:text-indent="-0.25in" fo:margin-left="1.3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82in" fo:text-indent="-0.25in" fo:margin-left="1.5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82in" fo:text-indent="-0.25in" fo:margin-left="1.8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82in" fo:text-indent="-0.25in" fo:margin-left="2.0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82in" fo:text-indent="-0.25in" fo:margin-left="2.3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82in" fo:text-indent="-0.25in" fo:margin-left="2.5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82in" fo:text-indent="-0.25in" fo:margin-left="2.838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NITIALIZATION</text:p>
      <text:p text:style-name="Standard"><text:span text:style-name="T6">init</text:span><text:span text:style-name="T7">()</text:span>: <text:span text:style-name="T1">appController public function</text:span></text:p>
      <text:list xml:id="list310981832" text:style-name="L1">
        <text:list-item>
          <text:p text:style-name="P13">Remove the active class from the CCP.</text:p>
        </text:list-item>
        <text:list-item>
          <text:p text:style-name="P14"><text:span text:style-name="T7">setupEventListeners()</text:span><text:span text:style-name="T1"> appController public function. </text:span><text:span text:style-name="T37">NOTE</text:span><text:span text:style-name="T1">: None of the eventListeners are used <text:s/>in init since all it does is initialize the UI without any image, toolButtons or dimViewers. So maybe setupEventListeners should be moved to initUI().</text:span></text:p>
          <text:list>
            <text:list-item>
              <text:p text:style-name="P17">handleKeyup<text:span text:style-name="T1">(evt)</text:span></text:p>
              <text:list>
                <text:list-item>
                  <text:p text:style-name="P30">Handles Esc, Enter key in toolbutton input fields. </text:p>
                </text:list-item>
                <text:list-item>
                  <text:p text:style-name="P31">Converts the event target ID to Appdata property name for use as function parameter.</text:p>
                </text:list-item>
                <text:list-item>
                  <text:p text:style-name="P30">On Enter, sends prop and value to checkKeyboardInput for validation. If no error, runs <text:span text:style-name="T71">eval</text:span>ToolbarInput.</text:p>
                </text:list-item>
                <text:list-item>
                  <text:p text:style-name="P33"><text:span text:style-name="T36">IMPORTANT:</text:span><text:tab/>There is still an <text:span text:style-name="T59">appMessDisplay </text:span>call here and the error messages don’t work. Error handling needs to pass to flashAppMessage so the CSS fades work.</text:p>
                </text:list-item>
              </text:list>
            </text:list-item>
            <text:list-item>
              <text:p text:style-name="P20">handleDrag<text:span text:style-name="T57">O</text:span>ver(evt)</text:p>
              <text:list>
                <text:list-item>
                  <text:p text:style-name="P35">These and the related eventListeners pertain to the dropZone in handleFileSelect.</text:p>
                </text:list-item>
              </text:list>
            </text:list-item>
            <text:list-item>
              <text:p text:style-name="P21">handleFocus<text:span text:style-name="T1">(evt)</text:span></text:p>
              <text:list>
                <text:list-item>
                  <text:p text:style-name="P36">Selects the current input so the user can overwrite it, or, if no value, sets a cursor in the empty field.</text:p>
                </text:list-item>
              </text:list>
            </text:list-item>
            <text:list-item>
              <text:p text:style-name="P21">handleMouseEvents<text:span text:style-name="T1">(evt)</text:span></text:p>
              <text:list>
                <text:list-item>
                  <text:p text:style-name="P36">handles click, drop, and dragover. Note that dragover is handled by handleDragOver on the appContainer which allows the drop event anywhere in the app, including the toolButtons, so I’m not sure how handling drop and dragover separately here. </text:p>
                </text:list-item>
                <text:list-item>
                  <text:p text:style-name="P36"><text:span text:style-name="T42">NOTE: </text:span>There’s a switch/case here to trap clicks on the toolButton increment buttons that then passes the click to handleToolbarClicks. It’s the only case, there may be more for CCP and SCP.</text:p>
                </text:list-item>
              </text:list>
            </text:list-item>
            <text:list-item>
              <text:p text:style-name="P22">addEventHandler <text:span text:style-name="T13">appController private function</text:span></text:p>
              <text:list>
                <text:list-item>
                  <text:p text:style-name="P37">tbClickables</text:p>
                </text:list-item>
                <text:list-item>
                  <text:p text:style-name="P37">tbKeypresses</text:p>
                </text:list-item>
                <text:list-item>
                  <text:p text:style-name="P37">ccpKeypresses</text:p>
                </text:list-item>
                <text:list-item>
                  <text:p text:style-name="P38">dvClickables</text:p>
                </text:list-item>
              </text:list>
            </text:list-item>
          </text:list>
        </text:list-item>
        <text:list-item>
          <text:p text:style-name="P15"><text:span text:style-name="T4">IF</text:span><text:span text:style-name="T18"> an image already exists in the DOM, then it is defined in the HTML source and we are in dev mode, </text:span><text:span text:style-name="T19">so do whatever’s necessary to run </text:span><text:span text:style-name="T18">. </text:span><text:span text:style-name="T38">NOTE</text:span><text:span text:style-name="T18">: The true flag does something but I can’t remember what.</text:span></text:p>
          <text:list>
            <text:list-item>
              <text:p text:style-name="P15"><text:span text:style-name="T10">initDev(true)</text:span><text:span text:style-name="T18">;</text:span></text:p>
            </text:list-item>
          </text:list>
        </text:list-item>
      </text:list>
      <text:list xml:id="list2657114207" text:style-name="L2">
        <text:list-item>
          <text:p text:style-name="P52"><text:span text:style-name="T18">getAppdata(); </text:span><text:span text:style-name="T38">NOTE</text:span><text:span text:style-name="T18">: </text:span><text:span text:style-name="T24">Commented out , unused</text:span><text:span text:style-name="T18">, </text:span><text:span text:style-name="T24">OK to delete.</text:span></text:p>
        </text:list-item>
        <text:list-item>
          <text:p text:style-name="P39">Show the toolbuttons.</text:p>
        </text:list-item>
        <text:list-item>
          <text:p text:style-name="P39">Show the current image.</text:p>
        </text:list-item>
        <text:list-item>
          <text:p text:style-name="P39">Split the filename from the src path and write it to dimViewers.filename.</text:p>
        </text:list-item>
        <text:list-item>
          <text:p text:style-name="P39">Set imgW and imgH to curImg.naturalWidth and curImg.naturalHeight. <text:span text:style-name="T36">NOTE</text:span>: <text:span text:style-name="T58">These aren’t used, commented out, OK to delete.</text:span></text:p>
        </text:list-item>
        <text:list-item>
          <text:p text:style-name="P40">Get the current value in the phones input fields and set data-sphonesw and data-lphonesw to store that info globally so it can be accessed by getAppdata.</text:p>
        </text:list-item>
        <text:list-item>
          <text:p text:style-name="P41">calcImgViewerSize(); to open an image and run the app.</text:p>
        </text:list-item>
        <text:list-item>
          <text:p text:style-name="P41"><text:soft-page-break/>Add active class to CCP.</text:p>
        </text:list-item>
        <text:list-item>
          <text:p text:style-name="P41">initCCP() <text:span text:style-name="T51">although I think this is only necessary to auto-open the CCP at this point for dev. </text:span><text:span text:style-name="T39">NOTE: </text:span><text:span text:style-name="T51">CCP used to be toggle in an eventListener on the dimViewer clipboard button, don’t know why I changed that.</text:span></text:p>
        </text:list-item>
      </text:list>
      <text:list xml:id="list60226190967019" text:continue-list="list310981832" text:style-name="L1">
        <text:list-item>
          <text:p text:style-name="P16"><text:span text:style-name="T4">ELSE</text:span><text:span text:style-name="T18"> </text:span><text:span text:style-name="T19">no image exists so we need to initialize the UI with no image and a drop area to prompt for user input.</text:span></text:p>
          <text:list>
            <text:list-item>
              <text:p text:style-name="P23">UICtrl.initUI();</text:p>
            </text:list-item>
          </text:list>
        </text:list-item>
      </text:list>
      <text:list xml:id="list364364014" text:style-name="L3">
        <text:list-item>
          <text:p text:style-name="P42">Show the dropArea.</text:p>
        </text:list-item>
        <text:list-item>
          <text:p text:style-name="P42">Hide the toolbuttons</text:p>
        </text:list-item>
        <text:list-item>
          <text:p text:style-name="P42">Hide the clipboard button.</text:p>
        </text:list-item>
        <text:list-item>
          <text:p text:style-name="P42">Loop through all the dimViewers except filename and clipboard button and display ‘no image’ in them. </text:p>
        </text:list-item>
      </text:list>
      <text:p text:style-name="P2"/>
      <text:p text:style-name="P2"><text:tab/></text:p>
      <text:p text:style-name="P11">USER INPUT - LOAD IMAGE</text:p>
      <text:list xml:id="list592405933" text:style-name="L4">
        <text:list-item>
          <text:p text:style-name="P53"><text:span text:style-name="T8">handleFileSelect(evt)</text:span><text:span text:style-name="T20"> <text:s/>appController private function: Loads the image and boots the UI.</text:span></text:p>
          <text:list>
            <text:list-item>
              <text:p text:style-name="P54"><text:span text:style-name="T20">remove #cur-img-container<text:tab/>Remove the current image if one exists so the user can drop another one over it. </text:span><text:span text:style-name="T39">NOTE</text:span><text:span text:style-name="T20">: <text:s/>#cur-img-container </text:span><text:span text:style-name="T23">is the wrapper for cur-img in the HTML. It is removed by hFS and then created again later in the routine by initImgToDOM. I can’t remember why it was done that way but there was a reason, no change necessary.</text:span></text:p>
            </text:list-item>
            <text:list-item>
              <text:p text:style-name="P43">load the FileReader object</text:p>
            </text:list-item>
            <text:list-item>
              <text:p text:style-name="P44">create new Image object, curImg</text:p>
            </text:list-item>
            <text:list-item>
              <text:p text:style-name="P44">Get the filename and write it to dimViewers.filename</text:p>
            </text:list-item>
            <text:list-item>
              <text:p text:style-name="P44">Hide the dropArea</text:p>
            </text:list-item>
            <text:list-item>
              <text:p text:style-name="P24">initImgToDOM(curImg, callback) <text:span text:style-name="T13"><text:s/>Write curImg, its containers to the DOM with a callback. setTimeOut so it has enough time to load. I’m not sure I understand this but it seems to work. Probably an onload statement would be enough but it works. Once the images have loaded and are in the DOM:</text:span></text:p>
            </text:list-item>
            <text:list-item>
              <text:p text:style-name="P26">initDimViewers()</text:p>
            </text:list-item>
            <text:list-item>
              <text:p text:style-name="P25"><text:span text:style-name="T13">setTimeOut </text:span><text:span text:style-name="T23">500ms. </text:span></text:p>
            </text:list-item>
            <text:list-item>
              <text:p text:style-name="P44">Hide the dropArea</text:p>
            </text:list-item>
            <text:list-item>
              <text:p text:style-name="P44">Show the toolbuttons.</text:p>
            </text:list-item>
            <text:list-item>
              <text:p text:style-name="P44">Show the curImg.</text:p>
            </text:list-item>
            <text:list-item>
              <text:p text:style-name="P45">Initialize viewerW to its initial CSS-defined width. <text:span text:style-name="T41">NOTE</text:span><text:span text:style-name="T54">: This is one place where viewerW is created. I think there are others, that needs to be revisited.</text:span></text:p>
            </text:list-item>
            <text:list-item>
              <text:p text:style-name="P34">Initialize data-sphonesw and data-lphonesw at 320 and 480. <text:span text:style-name="T36">NOTE: </text:span>In initDev these are initialized to the hard-coded value in the HTML. That should be changed here as well.</text:p>
            </text:list-item>
            <text:list-item>
              <text:p text:style-name="P27"><text:span text:style-name="T13">calcImgViewerSize(false); to adjust the container sizes to the new image and proceed. This is where devMode </text:span><text:span text:style-name="T21">and handeUserAction</text:span><text:span text:style-name="T13"> pick up the flow.</text:span></text:p>
            </text:list-item>
          </text:list>
        </text:list-item>
      </text:list>
      <text:p text:style-name="P2"/>
      <text:p text:style-name="P12"/>
      <text:p text:style-name="P11">USER INPUT - MODIFY VIEWER WIDTH AND IMAGE DIMENSIONS</text:p>
      <text:list xml:id="list2613694410" text:style-name="L5">
        <text:list-item>
          <text:p text:style-name="P28">handleKeyUp<text:span text:style-name="T13"> appController private function. Evaluates keyboard input. Runs checkKeyboardInput to validate input. If isErr is false, evaluates as Esc, Enter. </text:span><text:span text:style-name="T35">NOTE: </text:span><text:span text:style-name="T13">Tab should be evaluated and processed as valid input, like Enter. If Esc, restores existing value from Appdata (viewerW, sPhonesW, lPhonesH) or blurs, displaying placeholder (imgW, imgH). If Enter, pass prop and value to </text:span><text:span text:style-name="T34">eval</text:span><text:span text:style-name="T13">ToolbarInput.</text:span></text:p>
        </text:list-item>
        <text:list-item>
          <text:p text:style-name="P29">handleMouseEvents<text:span text:style-name="T13"> appController private function. Handles mouse events based on source. For toolbutton clicks, gets the increment value from the last 2 chars of the ID and passes it to handleToolbarClicks. </text:span><text:span text:style-name="T32">Also handles drop and dragover events inasfar as they aren’t defined as eventListeners for handleFileSelect. </text:span><text:span text:style-name="T47">NOTE: </text:span><text:span text:style-name="T32">Still unclear as to whether any drop and dragover event handling for toolbuttons is necessary.</text:span></text:p>
        </text:list-item>
        <text:list-item>
          <text:p text:style-name="P59"><text:span text:style-name="T6">checkKeyboardInput</text:span><text:span text:style-name="T13"> </text:span><text:span text:style-name="T14">appController </text:span><text:span text:style-name="T13">private</text:span><text:span text:style-name="T14"> function. <text:s/></text:span><text:span text:style-name="T26">T</text:span><text:span text:style-name="T13">rap</text:span><text:span text:style-name="T26">s</text:span><text:span text:style-name="T13"> input-specific errors before the values are passed to </text:span><text:span text:style-name="T34">eval</text:span><text:span text:style-name="T13">ToolbarInput for calculation and Appdata updating. </text:span><text:span text:style-name="T36">NOTE</text:span><text:span text:style-name="T13">: </text:span><text:span text:style-name="T25">Handles Appdata property passed from handleKeyup.</text:span></text:p>
          <text:list>
            <text:list-item>
              <text:p text:style-name="P59"><text:span text:style-name="T26">set isErr to false</text:span><text:span text:style-name="T13"> </text:span></text:p>
            </text:list-item>
            <text:list-item>
              <text:p text:style-name="P46">getAppdata();</text:p>
            </text:list-item>
            <text:list-item>
              <text:p text:style-name="P46">Case<text:span text:style-name="T60">: <text:s/>prop = ‘viewerW’ </text:span></text:p>
              <text:list>
                <text:list-item>
                  <text:p text:style-name="P59"><text:span text:style-name="T5">IF</text:span><text:span text:style-name="T13"> the new viewerW &lt; imgW, then do nothing. NOTE: This is because I haven’t yet decided whether in this case the image should shrink to the new viewerW size or whether the action should throw an error.</text:span></text:p>
                </text:list-item>
                <text:list-item>
                  <text:p text:style-name="P55"><text:span text:style-name="T5">IF</text:span><text:span text:style-name="T16"> <text:s/>viewerW </text:span><text:span text:style-name="T15">val</text:span><text:span text:style-name="T16">ue</text:span><text:span text:style-name="T15"> &gt; maxViewerWidth</text:span><text:span text:style-name="T61"> - </text:span><text:span text:style-name="T62">set isErr = true</text:span></text:p>
                </text:list-item>
                <text:list-item>
                  <text:p text:style-name="P60"><text:span text:style-name="T16">else no error - </text:span><text:span text:style-name="T26">isErr = false</text:span></text:p>
                </text:list-item>
              </text:list>
            </text:list-item>
            <text:list-item>
              <text:p text:style-name="P55"><text:span text:style-name="T48">Case: </text:span><text:span text:style-name="T55">prop = imgW</text:span></text:p>
              <text:list>
                <text:list-item>
                  <text:p text:style-name="P61"><text:span text:style-name="T5">IF</text:span><text:span text:style-name="T13"> the imgW value &gt; Appdata.viewerW </text:span></text:p>
                  <text:list>
                    <text:list-item>
                      <text:p text:style-name="P32">isErr = true</text:p>
                    </text:list-item>
                  </text:list>
                </text:list-item>
              </text:list>
            </text:list-item>
            <text:list-item>
              <text:p text:style-name="P48">Case<text:span text:style-name="T60">: prop = </text:span><text:span text:style-name="T63">imgH</text:span></text:p>
              <text:list>
                <text:list-item>
                  <text:p text:style-name="P62"><text:span text:style-name="T43">IMPORTANT: </text:span><text:span text:style-name="T13">no </text:span><text:span text:style-name="T17">error checking </text:span><text:span text:style-name="T13">action yet defined. </text:span></text:p>
                </text:list-item>
              </text:list>
            </text:list-item>
            <text:list-item>
              <text:p text:style-name="P48">Case<text:span text:style-name="T60">: prop = sPhoneW</text:span></text:p>
              <text:list>
                <text:list-item>
                  <text:p text:style-name="P48"><text:span text:style-name="T43">IMPORTANT: </text:span>no <text:span text:style-name="T49">error checking </text:span>action yet defined. </text:p>
                </text:list-item>
              </text:list>
            </text:list-item>
            <text:list-item>
              <text:p text:style-name="P48">Case<text:span text:style-name="T60">: prop = </text:span><text:span text:style-name="T63">l</text:span><text:span text:style-name="T60">PhoneW</text:span></text:p>
              <text:list>
                <text:list-item>
                  <text:p text:style-name="P48"><text:span text:style-name="T43">IMPORTANT: </text:span><text:span text:style-name="T13">no </text:span><text:span text:style-name="T49">error checking </text:span><text:span text:style-name="T13">action yet defined. </text:span></text:p>
                </text:list-item>
              </text:list>
            </text:list-item>
          </text:list>
        </text:list-item>
        <text:list-item>
          <text:p text:style-name="P18">handleToolbarClicks<text:span text:style-name="T13"> </text:span><text:span text:style-name="T30">appController private function. </text:span><text:span text:style-name="T29">This is the portal for the toolbutton increment imgW buttons </text:span><text:span text:style-name="T31">that </text:span><text:span text:style-name="T29">adds </text:span><text:span text:style-name="T31">the increment value passed in from handleMouseEvents</text:span><text:span text:style-name="T29"> to Appdata.imgW and then sends that value to </text:span><text:span text:style-name="T34">eval</text:span><text:span text:style-name="T29">ToolbarInput. </text:span></text:p>
        </text:list-item>
      </text:list>
      <text:list xml:id="list682595253" text:style-name="L6">
        <text:list-item>
          <text:p text:style-name="P19"><text:span text:style-name="T70">eval</text:span>ToolbarInput <text:span text:style-name="T70">NOTE: </text:span><text:span text:style-name="T33">Renamed 6/17. </text:span><text:span text:style-name="T30">appController private function. A</text:span><text:span text:style-name="T14">ccepts the error-free input values from checkKeyboardInput or handleToolbarClicks </text:span><text:span text:style-name="T30">and u</text:span><text:span text:style-name="T29">ses switch/case to determine how to process the input parameter based on the Appdata property of the input, </text:span><text:span text:style-name="T30">and </text:span><text:span text:style-name="T29">runs updateAppdata to update the DOM elements/data properties accordingly. </text:span><text:span text:style-name="T46">NOTE:</text:span><text:span text:style-name="T14"> Not DRY -- updateAppdata is run in every case. Rethink this using key/value pair as parameters.</text:span><text:span text:style-name="T29"> This could be improved by structuring the parameters as a key/value object instead of individual prop and value paremeters. Then we could use the ES6 (arguments...) argument to pass in all the arguments at one time rather than running updateAppdata as done for imgW and imgH.</text:span><text:span text:style-name="T14"> and calculates values for all the Appdata properties, then runs calcViewerSize, which then runs resizeContainers, which resizes all the mutable </text:span><text:soft-page-break/><text:span text:style-name="T14">DOM elements/data-attributes from which Appdata is derived, i.e. viewerW, imgW, imgH, sPhoneW and lPhoneW. </text:span></text:p>
          <text:list>
            <text:list-item>
              <text:p text:style-name="P64">getAppdata();</text:p>
            </text:list-item>
            <text:list-item>
              <text:p text:style-name="P64"><text:span text:style-name="T3">IF</text:span> ID includes viewerwidth, then <text:span text:style-name="T67">run updateAppdata with the passed-in prop and val</text:span>.</text:p>
            </text:list-item>
            <text:list-item>
              <text:p text:style-name="P64"><text:span text:style-name="T3">IF</text:span> ID includes imgwidth, <text:span text:style-name="T67">then calculate imgH based on Appdata.aspect[0], run updateAppdata(prop, val) for imgW and updateAppdata(‘imgH’ imgH) for imgH</text:span>.</text:p>
            </text:list-item>
            <text:list-item>
              <text:p text:style-name="P64"><text:span text:style-name="T3">IF</text:span> ID includes <text:span text:style-name="T67">imgheight</text:span>, <text:span text:style-name="T67">then calculate imgW based on Appdata.aspect[0], run updateAppdata(prop, val) for imgH and updateAppdata(‘imgW’ imgW) for imgW</text:span>.</text:p>
            </text:list-item>
            <text:list-item>
              <text:p text:style-name="P64"/>
            </text:list-item>
            <text:list-item>
              <text:p text:style-name="P65"><text:span text:style-name="T3">IF</text:span> ID includes <text:span text:style-name="T66">sPhonesW, no action defined yet. </text:span><text:span text:style-name="T44">IMPORTANT: </text:span><text:span text:style-name="T66"><text:s/>updateAppdata should be run here as well.</text:span></text:p>
            </text:list-item>
            <text:list-item>
              <text:p text:style-name="P65"><text:span text:style-name="T3">IF</text:span> ID includes <text:span text:style-name="T67">lPhonesW, no action defined yet. </text:span><text:span text:style-name="T44">IMPORTANT: </text:span><text:span text:style-name="T66"><text:s/>updateAppdata should be run here as well.</text:span></text:p>
            </text:list-item>
            <text:list-item>
              <text:p text:style-name="P65">calcImgViewerSize(false). </text:p>
            </text:list-item>
          </text:list>
          <text:p text:style-name="P47"/>
        </text:list-item>
      </text:list>
      <text:p text:style-name="P79"/>
      <text:list xml:id="list60225246218867" text:continue-numbering="true" text:style-name="L6">
        <text:list-item>
          <text:p text:style-name="P56"><text:span text:style-name="T11">updateAppdata(prop, val)</text:span><text:span text:style-name="T27"> appController private function: All this does is write the user-initiated changes made on the toolbuttons to the DOM elements that store their size values: dynamicRegions.imgViewer, dynamicRegions.curImg, toolButtons.sPhonesW and toolButtons.sPhonesH. </text:span><text:span text:style-name="T45">IMPORTANT:</text:span><text:span text:style-name="T28"> updateAppdata is only called from </text:span><text:span text:style-name="T34">eval</text:span><text:span text:style-name="T28">ToolbarInput, so why does it have to update ALL the DOM elements? There are only four cases: viewerW, imgH + imgW, sPhonesW and lPhonesW, so this function should only update the DOM elements that correspond to the parameters passed into it. This has to be done in the context of changing the parameters to key/value pairs. </text:span></text:p>
          <text:list>
            <text:list-item>
              <text:p text:style-name="P66"><text:span text:style-name="T27">g</text:span><text:span text:style-name="T13">etAppdata is run here but probably only needed for dev in case it needs to be consoled.</text:span></text:p>
            </text:list-item>
          </text:list>
        </text:list-item>
      </text:list>
      <text:p text:style-name="P9"><text:tab/></text:p>
      <text:list xml:id="list1718045908" text:style-name="L7">
        <text:list-item>
          <text:p text:style-name="P67"><text:span text:style-name="T12">calcViewerSize</text:span><text:span text:style-name="T50"> appController private function: This is a complex function with a couple objectives. </text:span></text:p>
        </text:list-item>
      </text:list>
      <text:list xml:id="list283490959" text:style-name="L8">
        <text:list-item>
          <text:p text:style-name="P68"><text:span text:style-name="T52">Determine whether the images are being initialized or whether they are being updated via user action. If the are initialized, then Appdata.imgW and Appdate.imgW will be 0 or falsy initialization is done using naturalWidth and naturalHeight, so when Appdata is first created, imgW and imgH are empty. </text:span><text:span text:style-name="T40">NOTE</text:span><text:span text:style-name="T56">: </text:span><text:span text:style-name="T64">This should be </text:span><text:span text:style-name="T65">handled better in initDev to make this unnecessary here.</text:span></text:p>
        </text:list-item>
        <text:list-item>
          <text:p text:style-name="P69">Determine which of four cases the current actual viewer width falls into, and resize the containers based on them. <text:span text:style-name="T36">NOTE</text:span>: I’m not sure whether any of these cases are dupes of the error checking in checkKeyboardInput. </text:p>
        </text:list-item>
      </text:list>
      <text:p text:style-name="P6"><text:tab/><text:span text:style-name="T53">So:</text:span></text:p>
      <text:list xml:id="list60225500396564" text:continue-list="list60225246218867" text:style-name="L6">
        <text:list-item>
          <text:list>
            <text:list-item>
              <text:p text:style-name="P63">getAppdata(); <text:span text:style-name="T68">Appdata could be passed in from </text:span></text:p>
            </text:list-item>
            <text:list-item>
              <text:p text:style-name="P70">get imgViewer’s computed width and height</text:p>
            </text:list-item>
            <text:list-item>
              <text:p text:style-name="P70">Set the input field toolbuttons.viewerW to the computed viewerW. <text:span text:style-name="T36">NOTE</text:span>: This is where the hard value in that input comes from.</text:p>
            </text:list-item>
            <text:list-item>
              <text:p text:style-name="P70"><text:span text:style-name="T2">IF</text:span> there’s no Appdata.imgW or Appdata.imgH, then <text:span text:style-name="T53">set the actualW and actualH to Appdata.imgNW and Appdata.imgNH. </text:span><text:span text:style-name="T45">NOTE</text:span><text:span text:style-name="T53">: if this can’t be handled in initDev, these variables should be called actualImgW and actualImgW for clarity.</text:span></text:p>
            </text:list-item>
            <text:list-item>
              <text:p text:style-name="P71"><text:soft-page-break/><text:span text:style-name="T2">ELSE</text:span> then there’s already an imgW and imgH and the image isn’t being initialized from FileReader or initDev, so set actualW and actualW to Appdata.imgW and Appdata.imgH.</text:p>
            </text:list-item>
            <text:list-item>
              <text:p text:style-name="P80">Switch/Case:<text:tab/></text:p>
              <text:list>
                <text:list-item>
                  <text:p text:style-name="P57">Case 1: <text:s/>(actualW &lt;= viewerW) &amp;&amp; (Appdata.imgNH &lt; viewerH) - <text:span text:style-name="T53">The image falls within the default viewer dimensions, so just write it without modification.</text:span></text:p>
                </text:list-item>
                <text:list-item>
                  <text:p text:style-name="P72">Case 2: (actualW &gt; viewerW) &amp;&amp; (actualH &lt; viewerH) <text:s/>- The image is wider than the current viewer width but shorter than current viewer height, so resize the image based on the viewer width</text:p>
                </text:list-item>
                <text:list-item>
                  <text:p text:style-name="P72">Case 3: (actualW &lt;= viewerW) &amp;&amp; (actualH &gt; viewerH) - The image is not as wide as the current viewer width, but is taller than the viewer height. Keep the image width but resize the viewer in order to display the full image height</text:p>
                </text:list-item>
                <text:list-item>
                  <text:p text:style-name="P74">Case 4: (actualW &gt; viewerW) &amp;&amp; (actualH &gt; viewerH) - The image is wider and taller than the current viewer height and width so we have to resize the image and the viewport based on the current viewport width</text:p>
                </text:list-item>
              </text:list>
            </text:list-item>
            <text:list-item>
              <text:p text:style-name="P75">resizeContainers(viewerH, imgW, imgH)</text:p>
            </text:list-item>
          </text:list>
        </text:list-item>
      </text:list>
      <text:p text:style-name="P10"><text:tab/></text:p>
      <text:list xml:id="list1451703427" text:style-name="L9">
        <text:list-item>
          <text:p text:style-name="P76"><text:span text:style-name="T6">resizeContainers(viewerH, imgW, imgH) </text:span><text:span text:style-name="T13">This writes the container heights to the DOM. </text:span><text:span text:style-name="T36">IMPORTANT: </text:span><text:span text:style-name="T13">I don’t think it’s necessary to write imgW and imgH here, since that’s already handled further up the stack by updateAppdata, unless it’s required on init. Think about it. </text:span><text:span text:style-name="T36">IMPORTANT:</text:span><text:span text:style-name="T13"> This writes to the DOM, so shouldn’t be in UIController?</text:span></text:p>
          <text:list>
            <text:list-item>
              <text:p text:style-name="P49">UICtrl.writeDimViewers()</text:p>
            </text:list-item>
          </text:list>
        </text:list-item>
      </text:list>
      <text:p text:style-name="P5"/>
      <text:list xml:id="list60224910319903" text:continue-list="list60225500396564" text:style-name="L6">
        <text:list-item>
          <text:p text:style-name="P77"><text:span text:style-name="T6">writeDimViewers() </text:span><text:span text:style-name="T13">UIController public function. This just uses the Appdata values to write dimViewers directly to the DOM. </text:span></text:p>
          <text:list>
            <text:list-item>
              <text:p text:style-name="P50">getAppdata();</text:p>
            </text:list-item>
            <text:list-item>
              <text:p text:style-name="P51">evalDimAlerts();</text:p>
            </text:list-item>
          </text:list>
        </text:list-item>
      </text:list>
      <text:p text:style-name="P3"/>
      <text:list xml:id="list60225954511834" text:continue-numbering="true" text:style-name="L6">
        <text:list-item>
          <text:p text:style-name="P58"><text:span text:style-name="T9">evalDimAlerts();</text:span><text:span text:style-name="T22"> UIController private function. Calculates whether alerts are in order based on the current dimViewer values and HTML EMail best practices. </text:span></text:p>
          <text:list>
            <text:list-item>
              <text:p text:style-name="P51">writeDimAlerts(dimViewers, false) - Reset all the dim viewer alerts by passing in the entire dimViewer array</text:p>
            </text:list-item>
            <text:list-item>
              <text:p text:style-name="P51"><text:s/>writeDimAlerts(curDimViewer, true) - Then set the individual dim viewer alerts for the current image.</text:p>
            </text:list-item>
            <text:list-item>
              <text:p text:style-name="P51"/>
            </text:list-item>
          </text:list>
        </text:list-item>
      </text:list>
      <text:p text:style-name="P7"/>
      <text:p text:style-name="P11">GENERAL NOTES:</text:p>
      <text:p text:style-name="P8"/>
      <text:list xml:id="list3697904977" text:style-name="L10">
        <text:list-item>
          <text:p text:style-name="P73">Appdata should be passed unless it has been updated, I think. Keep this in mind...it is tedious to keep rebuilding it from the DOM at every call.</text:p>
        </text:list-item>
        <text:list-item>
          <text:p text:style-name="P78">Review non-DRYwriting of imgViewer and the setting of the input field viewerW value.</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in" fo:margin-bottom="0.0799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4fb20e" officeooo:paragraph-rsid="004fb20e"/>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06.14.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5:08:53.859039111</meta:creation-date>
    <meta:generator>LibreOffice/6.2.4.2$Linux_X86_64 LibreOffice_project/20$Build-2</meta:generator>
    <dc:date>2019-06-17T06:02:24.718713181</dc:date>
    <meta:editing-duration>P1DT13H41M6S</meta:editing-duration>
    <meta:editing-cycles>35</meta:editing-cycles>
    <meta:print-date>2019-06-17T05:08:44.619679779</meta:print-date>
    <meta:document-statistic meta:table-count="0" meta:image-count="0" meta:object-count="0" meta:page-count="6" meta:paragraph-count="117" meta:word-count="1928" meta:character-count="11829" meta:non-whitespace-character-count="10083"/>
  </office:meta>
</office:document-meta>
</file>